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38000000C547C3FA8377F8E1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f21b5" officeooo:paragraph-rsid="001f21b5" style:font-size-asian="16pt" style:font-size-complex="16pt"/>
    </style:style>
    <style:style style:name="T1" style:family="text">
      <style:text-properties officeooo:rsid="001cde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h" fo:country="CN"/>
    </style:style>
    <style:style style:name="T4" style:family="text">
      <style:text-properties style:language-asian="zh" style:country-asian="CN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安装<text:span text:style-name="T1">git的其中一步出错</text:span></text:p>
      <text:p text:style-name="Standard">命令：<text:span text:style-name="T1">sudo apt update</text:span></text:p>
      <text:p text:style-name="Standard"><draw:frame draw:style-name="fr1" draw:name="Image1" text:anchor-type="paragraph" svg:width="6.6929in" svg:height="0.828in" draw:z-index="0"><draw:image xlink:href="Pictures/1000000000000638000000C547C3FA8377F8E19F.png" xlink:type="simple" xlink:show="embed" xlink:actuate="onLoad"/></draw:frame></text:p>
      <text:p text:style-name="Standard"/>
      <text:p text:style-name="P2">git commit </text:p>
      <text:p text:style-name="P2">-a:Tell the command to automatically stage files that have been modified and deleted, but new files you have <text:span text:style-name="T5">not told</text:span> Git about are not affected </text:p>
      <text:p text:style-name="P1"><text:bookmark text:name="result_box"/><text:span text:style-name="T4">告诉命令自动暂存已修改和删除的文件，但是没有告诉</text:span><text:span text:style-name="T3">Git</text:span><text:span text:style-name="T4">的新文件不受影响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03:42.347165177</meta:creation-date>
    <meta:editing-duration>PT2H3M43S</meta:editing-duration>
    <meta:editing-cycles>4</meta:editing-cycles>
    <meta:generator>LibreOffice/5.1.6.2$Linux_X86_64 LibreOffice_project/10m0$Build-2</meta:generator>
    <dc:date>2018-07-31T17:57:30.396054371</dc:date>
    <meta:document-statistic meta:table-count="0" meta:image-count="1" meta:object-count="0" meta:page-count="1" meta:paragraph-count="5" meta:word-count="76" meta:character-count="221" meta:non-whitespace-character-count="192"/>
  </office:meta>
</office:document-meta>
</file>